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b986f" officeooo:paragraph-rsid="000b986f"/>
    </style:style>
    <style:style style:name="P2" style:family="paragraph" style:parent-style-name="Title">
      <style:text-properties officeooo:rsid="000b986f" officeooo:paragraph-rsid="000b986f"/>
    </style:style>
    <style:style style:name="P3" style:family="paragraph" style:parent-style-name="Text_20_body">
      <style:text-properties officeooo:rsid="000dc23d" officeooo:paragraph-rsid="000dc23d"/>
    </style:style>
    <style:style style:name="P4" style:family="paragraph" style:parent-style-name="Text_20_body">
      <style:paragraph-properties fo:text-align="justify" style:justify-single-word="false"/>
      <style:text-properties officeooo:rsid="000dc23d" officeooo:paragraph-rsid="000dc23d"/>
    </style:style>
    <style:style style:name="P5" style:family="paragraph" style:parent-style-name="Text_20_body">
      <style:text-properties officeooo:rsid="000bdeac" officeooo:paragraph-rsid="000bdeac"/>
    </style:style>
    <style:style style:name="P6" style:family="paragraph" style:parent-style-name="Heading_20_1">
      <style:text-properties officeooo:rsid="000b986f" officeooo:paragraph-rsid="000b986f"/>
    </style:style>
    <style:style style:name="P7" style:family="paragraph" style:parent-style-name="Heading_20_3">
      <style:text-properties officeooo:rsid="000b986f" officeooo:paragraph-rsid="000b986f"/>
    </style:style>
    <style:style style:name="P8" style:family="paragraph" style:parent-style-name="Heading_20_3">
      <style:text-properties officeooo:rsid="000dc23d" officeooo:paragraph-rsid="000dc23d"/>
    </style:style>
    <style:style style:name="P9" style:family="paragraph" style:parent-style-name="Heading_20_3">
      <style:text-properties officeooo:rsid="00138777" officeooo:paragraph-rsid="00138777"/>
    </style:style>
    <style:style style:name="P10" style:family="paragraph" style:parent-style-name="Text_20_body">
      <style:text-properties officeooo:rsid="000dc23d" officeooo:paragraph-rsid="000dc23d"/>
    </style:style>
    <style:style style:name="P11" style:family="paragraph" style:parent-style-name="Text_20_body">
      <style:paragraph-properties fo:text-align="justify" style:justify-single-word="false"/>
      <style:text-properties officeooo:rsid="00138777" officeooo:paragraph-rsid="00138777"/>
    </style:style>
    <style:style style:name="T1" style:family="text">
      <style:text-properties officeooo:rsid="000bdeac"/>
    </style:style>
    <style:style style:name="T2" style:family="text">
      <style:text-properties officeooo:rsid="000f43da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ster of empires (minimalist)</text:p>
      <text:h text:style-name="P6" text:outline-level="1">Generalidades</text:h>
      <text:p text:style-name="P1">·Resolución: 1280x800 <text:span text:style-name="T2">(</text:span>16:10<text:span text:style-name="T2">)</text:span></text:p>
      <text:h text:style-name="P6" text:outline-level="1">Organización general de objetos</text:h>
      <text:h text:style-name="P7" text:outline-level="3">TopBarResources</text:h>
      <text:p text:style-name="P1">Hay que conectar el TopBarResources al gameplay para visualizar la cantidad de recursos de la ciudad seleccionada. <text:span text:style-name="T1">El topbarresources tiene conectada la ciudad seleccionada. La ciudad seleccionada está en el PlayScene, entonces en el el play scene se setea la ciudad en el TopBar.</text:span></text:p>
      <text:p text:style-name="P5">PlayScene</text:p>
      <text:p text:style-name="P5"/>
      <text:h text:style-name="P8" text:outline-level="3">Modos de juego</text:h>
      <text:p text:style-name="P4"><text:span text:style-name="T3">Historia</text:span>. El jugador selecciona un nivel dentro de la historia. Los niveles de la historia ya están creados a priori y solo hay que cargarlos.</text:p>
      <text:p text:style-name="P4"><text:span text:style-name="T3">Batalla</text:span>. Se elige el numero de jugadores y la raza de cada uno. Existen unos mapas que o bien se generan de forma automática o ya vienen creados.</text:p>
      <text:p text:style-name="P3"/>
      <text:h text:style-name="P8" text:outline-level="3">Escena del juego</text:h>
      <text:p text:style-name="P3">Cuando se inicia la escena del juego, hay distinguir dos casos: cuando se ha elegido el modo historia o el modo batalla.</text:p>
      <text:p text:style-name="P3">Las partes variables de la escena del juego son:</text:p>
      <text:p text:style-name="P3">- El mapa</text:p>
      <text:p text:style-name="P3">- El número de ciudades y su posición, de cada jugador.</text:p>
      <text:p text:style-name="P3">Toda esta información se guarda en un json y luego en la pantalla del la escena del juego se lee y se crea la partida.</text:p>
      <text:p text:style-name="P3"/>
      <text:h text:style-name="P9" text:outline-level="3">Sistema de combate</text:h>
      <text:p text:style-name="P11">Para calcular las bajas del ejercito ganador loq ue se hace es repartir los puntos sobrantes entre las tropas vencedor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6T03:11:37.999000000</dc:date>
    <meta:editing-duration>PT11H40M16S</meta:editing-duration>
    <meta:editing-cycles>7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8" meta:word-count="210" meta:character-count="1213" meta:non-whitespace-character-count="1021"/>
  </office:meta>
</office:document-meta>
</file>